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P7" style:family="paragraph" style:parent-style-name="Standard">
      <style:text-properties officeooo:rsid="003b053b" officeooo:paragraph-rsid="003f98b1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40812"/>
    </style:style>
    <style:style style:name="T6" style:family="text">
      <style:text-properties officeooo:rsid="003d4f7a"/>
    </style:style>
    <style:style style:name="T7" style:family="text">
      <style:text-properties officeooo:rsid="004053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5">3de3retried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text:span text:style-name="T1">5de5</text:span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2de2" text:style-name="Internet_20_link" text:visited-style-name="Visited_20_Internet_20_Link">HTTPS://CODERPROG.COM/GRAPH-DATABASE-FUNDAMENTALS/</text:a><text:a xlink:type="simple" xlink:href="https://CODERPROG.COM/GRAPH-DATABASE-FUNDAMENTALS/2de2" text:style-name="Internet_20_link" text:visited-style-name="Visited_20_Internet_20_Link"><text:span text:style-name="T6">2de2</text:span></text:a></text:p>
      <text:p text:style-name="P1"/>
      <text:p text:style-name="P7"><text:a xlink:type="simple" xlink:href="https://coderprog.com/top-javascript-interview-questions-and-answers/" text:style-name="Internet_20_link" text:visited-style-name="Visited_20_Internet_20_Link">HTTPS://CODERPROG.COM/TOP-JAVASCRIPT-INTERVIEW-QUESTIONS-AND-ANSWERS/</text:a><text:span text:style-name="T7">1de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5-01T16:15:24.818179307</dc:date>
    <meta:editing-duration>PT1H51M23S</meta:editing-duration>
    <meta:editing-cycles>37</meta:editing-cycles>
    <meta:document-statistic meta:table-count="0" meta:image-count="0" meta:object-count="0" meta:page-count="1" meta:paragraph-count="7" meta:word-count="7" meta:character-count="444" meta:non-whitespace-character-count="444"/>
  </office:meta>
</office:document-meta>
</file>